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a7" officeooo:paragraph-rsid="001d3aa7"/>
    </style:style>
    <style:style style:name="P2" style:family="paragraph" style:parent-style-name="Standard">
      <style:text-properties officeooo:rsid="001d3aa7" officeooo:paragraph-rsid="001e3cde"/>
    </style:style>
    <style:style style:name="P3" style:family="paragraph" style:parent-style-name="Standard">
      <style:text-properties officeooo:paragraph-rsid="001e3cde"/>
    </style:style>
    <style:style style:name="P4" style:family="paragraph" style:parent-style-name="Standard">
      <style:text-properties officeooo:rsid="001e3cde" officeooo:paragraph-rsid="001e3cde"/>
    </style:style>
    <style:style style:name="P5" style:family="paragraph" style:parent-style-name="Standard">
      <style:text-properties officeooo:rsid="00201ff3" officeooo:paragraph-rsid="00201ff3"/>
    </style:style>
    <style:style style:name="P6" style:family="paragraph" style:parent-style-name="Standard">
      <style:text-properties officeooo:rsid="0021de1b" officeooo:paragraph-rsid="0021de1b"/>
    </style:style>
    <style:style style:name="T1" style:family="text">
      <style:text-properties officeooo:rsid="001e3cde"/>
    </style:style>
    <style:style style:name="T2" style:family="text">
      <style:text-properties officeooo:rsid="00201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AZ NASO, <text:span text:style-name="T1">LUCAS</text:span></text:p>
      <text:p text:style-name="Standard"/>
      <text:p text:style-name="Standard">La apariencia de las paginas no son del todo correctas segun el modelo dado. </text:p>
      <text:p text:style-name="Standard">Se debería mejorar el formulario</text:p>
      <text:p text:style-name="Standard">No utilizó tabla</text:p>
      <text:p text:style-name="Standard">Faltaron estilos, como por ejemplo el uso de cursiva</text:p>
      <text:p text:style-name="Standard">Las imagenes de productos están despropocionadas.</text:p>
      <text:p text:style-name="Standard">Se puede mejorar el uso de flex <text:s/></text:p>
      <text:p text:style-name="P6">Falto uso de clases</text:p>
      <text:p text:style-name="Standard"/>
      <text:p text:style-name="Standard">GAVAZZA, <text:span text:style-name="T1">NEHUEN</text:span></text:p>
      <text:p text:style-name="Standard">No cumple en apariencia con lo pedido.</text:p>
      <text:p text:style-name="Standard">No es correcto uso de br, hr, strong</text:p>
      <text:p text:style-name="P1">No utiliza tablas</text:p>
      <text:p text:style-name="P1">Se debe mejorar uso de flex</text:p>
      <text:p text:style-name="P1"/>
      <text:p text:style-name="P1">GONZALES, <text:span text:style-name="T1">RAMIRO</text:span></text:p>
      <text:p text:style-name="P3">No cumple en apariencia con lo pedido.</text:p>
      <text:p text:style-name="P3">No es correcto uso de br, hr, strong</text:p>
      <text:p text:style-name="P2">No utiliza tablas</text:p>
      <text:p text:style-name="P2">Se debe mejorar uso de flex</text:p>
      <text:p text:style-name="P4">Formulario no logrado</text:p>
      <text:p text:style-name="P4"/>
      <text:p text:style-name="P2"><text:span text:style-name="T2">HAUSEN</text:span>, <text:span text:style-name="T2">BAUTISTA</text:span></text:p>
      <text:p text:style-name="P3">No cumple en apariencia con lo pedido.</text:p>
      <text:p text:style-name="P2">No utiliza tablas</text:p>
      <text:p text:style-name="P5">No usa flex</text:p>
      <text:p text:style-name="P4">Formulario no lograd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1:10:25.931411036</meta:creation-date>
    <dc:date>2025-02-17T11:54:22.745957146</dc:date>
    <meta:editing-duration>PT5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24" meta:character-count="685" meta:non-whitespace-character-count="582"/>
  </office:meta>
</office:document-meta>
</file>